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1a36f"/>
    </style:style>
    <style:style style:name="P2" style:family="paragraph" style:parent-style-name="Standard">
      <style:text-properties officeooo:paragraph-rsid="0021b3cf"/>
    </style:style>
    <style:style style:name="P3" style:family="paragraph" style:parent-style-name="Standard">
      <style:text-properties officeooo:paragraph-rsid="0026ca9c"/>
    </style:style>
    <style:style style:name="P4" style:family="paragraph" style:parent-style-name="Standard">
      <style:text-properties officeooo:paragraph-rsid="00278516"/>
    </style:style>
    <style:style style:name="P5" style:family="paragraph" style:parent-style-name="Standard">
      <style:text-properties officeooo:paragraph-rsid="0027ea4f"/>
    </style:style>
    <style:style style:name="P6" style:family="paragraph" style:parent-style-name="Standard">
      <style:text-properties officeooo:paragraph-rsid="00296350"/>
    </style:style>
    <style:style style:name="P7" style:family="paragraph" style:parent-style-name="Standard">
      <style:text-properties officeooo:paragraph-rsid="002c6a27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6350" style:font-style-asian="italic" style:font-style-complex="italic"/>
    </style:style>
    <style:style style:name="T6" style:family="text">
      <style:text-properties fo:font-style="italic" officeooo:rsid="00257d79" style:font-style-asian="italic" style:font-style-complex="italic"/>
    </style:style>
    <style:style style:name="T7" style:family="text">
      <style:text-properties officeooo:rsid="001e09e9"/>
    </style:style>
    <style:style style:name="T8" style:family="text">
      <style:text-properties officeooo:rsid="001fa336"/>
    </style:style>
    <style:style style:name="T9" style:family="text">
      <style:text-properties officeooo:rsid="0021bbd2"/>
    </style:style>
    <style:style style:name="T10" style:family="text">
      <style:text-properties officeooo:rsid="00257d79"/>
    </style:style>
    <style:style style:name="T11" style:family="text">
      <style:text-properties officeooo:rsid="0026ca9c"/>
    </style:style>
    <style:style style:name="T12" style:family="text">
      <style:text-properties officeooo:rsid="002c6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xtures</text:h>
      <text:p text:style-name="P2">ambientCG.com, <text:span text:style-name="T7">202</text:span><text:span text:style-name="T9">3</text:span><text:span text:style-name="T7">. </text:span><text:span text:style-name="T4">Concrete 043 B </text:span><text:span text:style-name="T8">(</text:span><text:a xlink:type="simple" xlink:href="https://ambientcg.com/view?id=Concrete043B" text:style-name="Internet_20_link" text:visited-style-name="Visited_20_Internet_20_Link"><text:span text:style-name="T8">https://ambientcg.com/view?id=Concrete043B</text:span></text:a><text:span text:style-name="T8">)</text:span></text:p>
      <text:p text:style-name="P1">Creative Commons CC0 1.0 Universal License</text:p>
      <text:p text:style-name="P1"/>
      <text:p text:style-name="P7">ambientCG.com, <text:span text:style-name="T7">2022. </text:span><text:span text:style-name="T4">Ground 051 </text:span><text:span text:style-name="T8">(</text:span><text:a xlink:type="simple" xlink:href="https://ambientcg.com/view?id=Ground051" text:style-name="Internet_20_link" text:visited-style-name="Visited_20_Internet_20_Link"><text:span text:style-name="T8">https://ambientcg.com/view?id=Ground051</text:span></text:a><text:span text:style-name="T8">)</text:span></text:p>
      <text:p text:style-name="P7">Creative Commons CC0 1.0 Universal License</text:p>
      <text:p text:style-name="P1"/>
      <text:p text:style-name="P5">ambientCG.com, <text:span text:style-name="T7">202</text:span><text:span text:style-name="T9">3</text:span><text:span text:style-name="T7">. </text:span><text:span text:style-name="T4">Metal 023 </text:span><text:span text:style-name="T8">(</text:span><text:a xlink:type="simple" xlink:href="https://ambientcg.com/view?id=Metal023" text:style-name="Internet_20_link" text:visited-style-name="Visited_20_Internet_20_Link"><text:span text:style-name="T8">https://ambientcg.com/view?id=Metal023</text:span></text:a><text:span text:style-name="T8">)</text:span></text:p>
      <text:p text:style-name="P4">Creative Commons CC0 1.0 Universal License</text:p>
      <text:p text:style-name="P1"/>
      <text:p text:style-name="P6">ambientCG.com, <text:span text:style-name="T12">2020</text:span><text:span text:style-name="T7">. </text:span><text:span text:style-name="T4">Rock 0</text:span><text:span text:style-name="T5">33</text:span><text:span text:style-name="T4"> </text:span><text:span text:style-name="T8">(</text:span><text:a xlink:type="simple" xlink:href="https://ambientcg.com/view?id=Rock033" text:style-name="Internet_20_link" text:visited-style-name="Visited_20_Internet_20_Link"><text:span text:style-name="T8">https://ambientcg.com/view?id=Rock033</text:span></text:a><text:span text:style-name="T8">)</text:span></text:p>
      <text:p text:style-name="P1">Creative Commons CC0 1.0 Universal License</text:p>
      <text:p text:style-name="P1"/>
      <text:p text:style-name="P6">ambientCG.com, <text:span text:style-name="T7">2022. </text:span><text:span text:style-name="T4">Rock 050 </text:span><text:span text:style-name="T8">(</text:span><text:a xlink:type="simple" xlink:href="https://ambientcg.com/view?id=Rock050" text:style-name="Internet_20_link" text:visited-style-name="Visited_20_Internet_20_Link"><text:span text:style-name="T8">https://ambientcg.com/view?id=Rock050</text:span></text:a><text:span text:style-name="T8">)</text:span></text:p>
      <text:p text:style-name="P6">Creative Commons CC0 1.0 Universal License</text:p>
      <text:p text:style-name="Standard"/>
      <text:h text:style-name="Heading_20_3" text:outline-level="3">Models</text:h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</text:span></text:p>
      <text:p text:style-name="Standard">CC <text:span text:style-name="T1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KIFIR, <text:span text:style-name="T10">2019. </text:span><text:span text:style-name="T6">Factory Low-Poly</text:span><text:span text:style-name="T10"> (</text:span><text:a xlink:type="simple" xlink:href="https://sketchfab.com/3d-models/factory-low-poly-7d3bc4d7ce6d48d9986a664d48f3cca1" text:style-name="Internet_20_link" text:visited-style-name="Visited_20_Internet_20_Link"><text:span text:style-name="T10">https://sketchfab.com/3d-models/factory-low-poly-7d3bc4d7ce6d48d9986a664d48f3cca1</text:span></text:a><text:span text:style-name="T10">)</text:span></text:p>
      <text:p text:style-name="P3">CC <text:span text:style-name="T1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5-15T23:05:39.064870502</dc:date>
    <meta:editing-duration>PT17M46S</meta:editing-duration>
    <meta:editing-cycles>20</meta:editing-cycles>
    <meta:document-statistic meta:table-count="0" meta:image-count="0" meta:object-count="0" meta:page-count="1" meta:paragraph-count="16" meta:word-count="79" meta:character-count="944" meta:non-whitespace-character-count="881"/>
  </office:meta>
</office:document-meta>
</file>